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rsid="00602e19" officeooo:paragraph-rsid="00602e19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0129c"/>
    </style:style>
    <style:style style:name="T44" style:family="text">
      <style:text-properties fo:language="de" fo:country="DE" officeooo:rsid="0081c01c"/>
    </style:style>
    <style:style style:name="T45" style:family="text">
      <style:text-properties fo:language="de" fo:country="DE" officeooo:rsid="0081c722"/>
    </style:style>
    <style:style style:name="T46" style:family="text">
      <style:text-properties fo:language="de" fo:country="DE" officeooo:rsid="00829899"/>
    </style:style>
    <style:style style:name="T47" style:family="text">
      <style:text-properties fo:language="de" fo:country="DE" officeooo:rsid="0082a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Ziel</text:h>
      <text:p text:style-name="P1">Sprachlehrer-Webseite für mich</text:p>
      <text:h text:style-name="P27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5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6"><text:tab/><text:tab/><text:tab/><text:tab/><text:tab/><text:tab/><text:tab/>v</text:span><text:span text:style-name="T41"><text:line-break/></text:span><text:span text:style-name="T42">--</text:span><text:span text:style-name="T45">Just send another get-request (after post-request with vocab)<text:line-break/></text:span><text:span text:style-name="T47">-Delete vocab</text:span></text:p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><text:soft-page-break/></text:p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<text:soft-page-break/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09T15:36:38.781000000</dc:date>
    <meta:editing-duration>P21DT5H44M5S</meta:editing-duration>
    <meta:editing-cycles>116</meta:editing-cycles>
    <meta:document-statistic meta:table-count="0" meta:image-count="0" meta:object-count="0" meta:page-count="3" meta:paragraph-count="29" meta:word-count="505" meta:character-count="3900" meta:non-whitespace-character-count="3068"/>
  </office:meta>
</office:document-meta>
</file>